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9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615cm" svg:height="22.729cm" svg:x="0cm" svg:y="9.182cm">
            <draw:object draw:notify-on-update-of-ranges="Tabelle1.A6:Tabelle1.A21 Tabelle1.C5:Tabelle1.C5 Tabelle1.C6:Tabelle1.C21 Tabelle1.D5:Tabelle1.D5 Tabelle1.D6:Tabelle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urnvalue: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ntemp.: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Co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ticks: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Inserted Fuelticks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urntime at Mintem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$B$1]*[.A6]" office:value-type="float" office:value="1600" calcext:value-type="float">
            <text:p/>
          </table:table-cell>
          <table:table-cell table:formula="of:=[.B6]/10" office:value-type="float" office:value="160" calcext:value-type="float">
            <text:p/>
          </table:table-cell>
          <table:table-cell table:formula="of:=IF([.C6]&gt;=[.$D$1];[.$B$3]-([.C6]-[.$D$1])/10;-1)" office:value-type="float" office:value="19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[.A7]" office:value-type="float" office:value="3200" calcext:value-type="float">
            <text:p/>
          </table:table-cell>
          <table:table-cell table:formula="of:=[.B7]/10" office:value-type="float" office:value="320" calcext:value-type="float">
            <text:p/>
          </table:table-cell>
          <table:table-cell table:formula="of:=IF([.C7]&gt;=[.$D$1];[.$B$3]-([.C7]-[.$D$1])/10;-1)" office:value-type="float" office:value="18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[.A8]" office:value-type="float" office:value="4800" calcext:value-type="float">
            <text:p/>
          </table:table-cell>
          <table:table-cell table:formula="of:=[.B8]/10" office:value-type="float" office:value="480" calcext:value-type="float">
            <text:p/>
          </table:table-cell>
          <table:table-cell table:formula="of:=IF([.C8]&gt;=[.$D$1];[.$B$3]-([.C8]-[.$D$1])/10;-1)" office:value-type="float" office:value="16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[.A9]" office:value-type="float" office:value="6400" calcext:value-type="float">
            <text:p/>
          </table:table-cell>
          <table:table-cell table:formula="of:=[.B9]/10" office:value-type="float" office:value="640" calcext:value-type="float">
            <text:p/>
          </table:table-cell>
          <table:table-cell table:formula="of:=IF([.C9]&gt;=[.$D$1];[.$B$3]-([.C9]-[.$D$1])/10;-1)" office:value-type="float" office:value="151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[.A10]" office:value-type="float" office:value="8000" calcext:value-type="float">
            <text:p/>
          </table:table-cell>
          <table:table-cell table:formula="of:=[.B10]/10" office:value-type="float" office:value="800" calcext:value-type="float">
            <text:p/>
          </table:table-cell>
          <table:table-cell table:formula="of:=IF([.C10]&gt;=[.$D$1];[.$B$3]-([.C10]-[.$D$1])/10;-1)" office:value-type="float" office:value="13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[.A11]" office:value-type="float" office:value="9600" calcext:value-type="float">
            <text:p/>
          </table:table-cell>
          <table:table-cell table:formula="of:=[.B11]/10" office:value-type="float" office:value="960" calcext:value-type="float">
            <text:p/>
          </table:table-cell>
          <table:table-cell table:formula="of:=IF([.C11]&gt;=[.$D$1];[.$B$3]-([.C11]-[.$D$1])/10;-1)" office:value-type="float" office:value="11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[.A12]" office:value-type="float" office:value="11200" calcext:value-type="float">
            <text:p/>
          </table:table-cell>
          <table:table-cell table:formula="of:=[.B12]/10" office:value-type="float" office:value="1120" calcext:value-type="float">
            <text:p/>
          </table:table-cell>
          <table:table-cell table:formula="of:=IF([.C12]&gt;=[.$D$1];[.$B$3]-([.C12]-[.$D$1])/10;-1)" office:value-type="float" office:value="10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[.A13]" office:value-type="float" office:value="12800" calcext:value-type="float">
            <text:p/>
          </table:table-cell>
          <table:table-cell table:formula="of:=[.B13]/10" office:value-type="float" office:value="1280" calcext:value-type="float">
            <text:p/>
          </table:table-cell>
          <table:table-cell table:formula="of:=IF([.C13]&gt;=[.$D$1];[.$B$3]-([.C13]-[.$D$1])/10;-1)" office:value-type="float" office:value="8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[.A14]" office:value-type="float" office:value="14400" calcext:value-type="float">
            <text:p/>
          </table:table-cell>
          <table:table-cell table:formula="of:=[.B14]/10" office:value-type="float" office:value="1440" calcext:value-type="float">
            <text:p/>
          </table:table-cell>
          <table:table-cell table:formula="of:=IF([.C14]&gt;=[.$D$1];[.$B$3]-([.C14]-[.$D$1])/10;-1)" office:value-type="float" office:value="71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[.A15]" office:value-type="float" office:value="16000" calcext:value-type="float">
            <text:p/>
          </table:table-cell>
          <table:table-cell table:formula="of:=[.B15]/10" office:value-type="float" office:value="1600" calcext:value-type="float">
            <text:p/>
          </table:table-cell>
          <table:table-cell table:formula="of:=IF([.C15]&gt;=[.$D$1];[.$B$3]-([.C15]-[.$D$1])/10;-1)" office:value-type="float" office:value="5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[.A16]" office:value-type="float" office:value="17600" calcext:value-type="float">
            <text:p/>
          </table:table-cell>
          <table:table-cell table:formula="of:=[.B16]/10" office:value-type="float" office:value="1760" calcext:value-type="float">
            <text:p/>
          </table:table-cell>
          <table:table-cell table:formula="of:=IF([.C16]&gt;=[.$D$1];[.$B$3]-([.C16]-[.$D$1])/10;-1)" office:value-type="float" office:value="3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*[.A17]" office:value-type="float" office:value="19200" calcext:value-type="float">
            <text:p/>
          </table:table-cell>
          <table:table-cell table:formula="of:=[.B17]/10" office:value-type="float" office:value="1920" calcext:value-type="float">
            <text:p/>
          </table:table-cell>
          <table:table-cell table:formula="of:=IF([.C17]&gt;=[.$D$1];[.$B$3]-([.C17]-[.$D$1])/10;-1)" office:value-type="float" office:value="2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*[.A18]" office:value-type="float" office:value="20800" calcext:value-type="float">
            <text:p/>
          </table:table-cell>
          <table:table-cell table:formula="of:=[.B18]/10" office:value-type="float" office:value="2080" calcext:value-type="float">
            <text:p/>
          </table:table-cell>
          <table:table-cell table:formula="of:=IF([.C18]&gt;=[.$D$1];[.$B$3]-([.C18]-[.$D$1])/10;-1)" office:value-type="float" office:value="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*[.A19]" office:value-type="float" office:value="22400" calcext:value-type="float">
            <text:p/>
          </table:table-cell>
          <table:table-cell table:formula="of:=[.B19]/10" office:value-type="float" office:value="2240" calcext:value-type="float">
            <text:p/>
          </table:table-cell>
          <table:table-cell table:formula="of:=IF([.C19]&gt;=[.$D$1];[.$B$3]-([.C19]-[.$D$1])/10;-1)" office:value-type="float" office:value="-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*[.A20]" office:value-type="float" office:value="24000" calcext:value-type="float">
            <text:p/>
          </table:table-cell>
          <table:table-cell table:formula="of:=[.B20]/10" office:value-type="float" office:value="2400" calcext:value-type="float">
            <text:p/>
          </table:table-cell>
          <table:table-cell table:formula="of:=IF([.C20]&gt;=[.$D$1];[.$B$3]-([.C20]-[.$D$1])/10;-1)" office:value-type="float" office:value="-2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*[.A21]" office:value-type="float" office:value="25600" calcext:value-type="float">
            <text:p/>
          </table:table-cell>
          <table:table-cell table:formula="of:=[.B21]/10" office:value-type="float" office:value="2560" calcext:value-type="float">
            <text:p/>
          </table:table-cell>
          <table:table-cell table:formula="of:=IF([.C21]&gt;=[.$D$1];[.$B$3]-([.C21]-[.$D$1])/10;-1)" office:value-type="float" office:value="-41" calcext:value-type="float">
            <text:p/>
          </table:table-cell>
          <table:table-cell table:number-columns-repeated="3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Lukas Jansen(9f)</text:p>
        </style:region-left>
        <style:region-center>
          <text:p><text:sheet-name>???</text:sheet-name></text:p>
        </style:region-center>
        <style:region-right>
          <text:p><text:time style:data-style-name="N2" text:time-value="22:58:54.126922000">00:00:00</text:time></text:p>
        </style:region-right>
      </style:header>
      <style:header-left style:display="false"/>
      <style:footer>
        <text:p>Seite <text:page-number>1</text:page-number> von <text:page-count>99</text:page-count></text:p>
        <text:p><text:title>???</text:titl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22:58:54.132909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1:48:16.743566000</meta:creation-date>
    <meta:editing-duration>PT34S</meta:editing-duration>
    <meta:editing-cycles>4</meta:editing-cycles>
    <meta:generator>LibreOffice/4.2.0.4$MacOSX_x86 LibreOffice_project/05dceb5d363845f2cf968344d7adab8dcfb2ba71</meta:generator>
    <dc:title>Schultabelle</dc:title>
    <meta:initial-creator>Lukas Jansen</meta:initial-creator>
    <dc:date>2014-07-04T23:28:37.090886000</dc:date>
    <dc:creator>Lukas Jansen</dc:creator>
    <meta:document-statistic meta:table-count="2" meta:cell-count="0" meta:object-count="1"/>
    <meta:template xlink:type="simple" xlink:actuate="onRequest" xlink:title="Schultabelle" xlink:href="../../../../../../Library/Application%20Support/LibreOffice/4/user/template/Schultabelle1.ots" meta:date="2014-07-04T11:48:16.446445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16cm" svg:height="22.73cm" xlink:href=".." xlink:type="simple" chart:class="chart:line" chart:style-name="ch1">
        <chart:title svg:x="5.545cm" svg:y="0.589cm" chart:style-name="ch2">
          <text:p>Temp &amp; Itemburntime</text:p>
        </chart:title>
        <chart:legend chart:legend-position="end" svg:x="11.012cm" svg:y="10.814cm" style:legend-expansion="high" chart:style-name="ch3"/>
        <chart:plot-area chart:style-name="ch4" table:cell-range-address="Tabelle1.A6:Tabelle1.A21 Tabelle1.C5:Tabelle1.D21" chart:data-source-has-labels="both" svg:x="0.762cm" svg:y="2.748cm" svg:width="9.626cm" svg:height="19.108cm">
          <chartooo:coordinate-region svg:x="1.793cm" svg:y="2.949cm" svg:width="8.393cm" svg:height="18.707cm"/>
          <chart:axis chart:dimension="x" chart:name="primary-x" chart:style-name="ch5" chartooo:axis-type="auto">
            <chartooo:date-scale/>
            <chart:categories table:cell-range-address="Tabelle1.A6:Tabe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6:Tabelle1.C21" chart:label-cell-address="Tabelle1.C5:Tabelle1.C5" chart:class="chart:line">
            <chart:data-point chart:repeated="16"/>
          </chart:series>
          <chart:series chart:style-name="ch8" chart:values-cell-range-address="Tabelle1.D6:Tabelle1.D21" chart:label-cell-address="Tabelle1.D5:Tabelle1.D5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Tabelle1.C5:Tabelle1.C5</svg:desc>
                </draw:g>
              </table:table-cell>
              <table:table-cell office:value-type="string">
                <text:p>Burntime at Mintemp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6:Tabelle1.A21</svg:desc>
                </draw:g>
              </table:table-cell>
              <table:table-cell office:value-type="float" office:value="160">
                <text:p>160</text:p>
                <draw:g>
                  <svg:desc>Tabelle1.C6:Tabelle1.C21</svg:desc>
                </draw:g>
              </table:table-cell>
              <table:table-cell office:value-type="float" office:value="199">
                <text:p>199</text:p>
                <draw:g>
                  <svg:desc>Tabelle1.D6:Tabelle1.D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0">
                <text:p>3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0">
                <text:p>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0">
                <text:p>9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20">
                <text:p>11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80">
                <text:p>12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00">
                <text:p>1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60">
                <text:p>17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20">
                <text:p>19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80">
                <text:p>2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40">
                <text:p>224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0">
                <text:p>240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60">
                <text:p>2560</text:p>
              </table:table-cell>
              <table:table-cell office:value-type="float" office:value="-41">
                <text:p>-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